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041cm" fo:min-width="11.59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svg:stroke-color="#3465a4" draw:fill-color="#000000" fo:min-height="8.21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15.1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middle" fo:min-height="15.12cm" loext:decorative="false"/>
      <style:paragraph-properties style:writing-mode="lr-tb"/>
    </style:style>
    <style:style style:name="P1" style:family="paragraph">
      <style:paragraph-properties fo:text-align="start"/>
      <style:text-properties style:font-name="Nimbus Mono PS"/>
    </style:style>
    <style:style style:name="P2" style:family="paragraph">
      <loext:graphic-properties draw:fill-color="#000000"/>
      <style:paragraph-properties fo:text-align="start"/>
      <style:text-properties style:font-name="Nimbus Mono PS"/>
    </style:style>
    <style:style style:name="P3" style:family="paragraph">
      <style:paragraph-properties fo:text-align="center" style:writing-mode="lr-tb"/>
      <style:text-properties fo:font-size="34.5999984741211pt"/>
    </style:style>
    <style:style style:name="P4" style:family="paragraph">
      <style:paragraph-properties fo:text-align="start" style:writing-mode="lr-tb"/>
      <style:text-properties fo:font-size="34.5999984741211pt"/>
    </style:style>
    <style:style style:name="P5" style:family="paragraph">
      <loext:graphic-properties draw:fill-color="#ffffff"/>
      <style:paragraph-properties fo:text-align="start"/>
      <style:text-properties style:text-position="super 58%" style:font-name="Ubuntu Mono" fo:font-size="34.5999984741211pt"/>
    </style:style>
    <style:style style:name="P6" style:family="paragraph">
      <style:text-properties fo:font-size="19.3999996185303pt"/>
    </style:style>
    <style:style style:name="P7" style:family="paragraph">
      <loext:graphic-properties draw:fill="none" draw:fill-color="#ffffff"/>
      <style:text-properties fo:font-size="19.3999996185303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center"/>
      <style:text-properties style:text-position="super 58%" style:font-name="Ubuntu Mono" fo:font-size="34.5999984741211pt"/>
    </style:style>
    <style:style style:name="P10" style:family="paragraph">
      <style:paragraph-properties fo:margin-left="0cm" fo:margin-right="0cm" fo:text-align="center" fo:text-indent="0cm" style:writing-mode="lr-tb"/>
      <style:text-properties fo:font-size="34.5999984741211pt"/>
    </style:style>
    <style:style style:name="P11" style:family="paragraph">
      <style:paragraph-properties fo:margin-left="0cm" fo:margin-right="0cm" fo:text-align="start" fo:text-indent="0cm" style:writing-mode="lr-tb"/>
      <style:text-properties fo:font-size="34.5999984741211pt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style:text-position="super 58%" style:font-name="Ubuntu Mono" fo:font-size="34.5999984741211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Nimbus Mono PS"/>
    </style:style>
    <style:style style:name="T2" style:family="text">
      <style:text-properties style:text-position="super 58%" style:font-name="Ubuntu Mono"/>
    </style:style>
    <style:style style:name="T3" style:family="text">
      <style:text-properties style:text-position="super 58%" style:font-name="Ubuntu Mono" fo:font-size="34.5999984741211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Ubuntu Mono" fo:font-size="34.5999984741211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5" draw:layer="layout" svg:width="15.185cm" svg:height="15.12cm" svg:x="10.387cm" svg:y="2.718cm" presentation:class="subtitle" presentation:user-transformed="true">
          <draw:text-box>
            <text:p text:style-name="P3"><text:span text:style-name="T2"><text:tab/></text:span><text:span text:style-name="T2">summary</text:span><text:span text:style-name="T2"><text:tab/></text:span><text:span text:style-name="T2"><text:tab/></text:span><text:span text:style-name="T2"><text:tab/></text:span></text:p>
            <text:p text:style-name="P4"><text:span text:style-name="T2">1 – </text:span><text:span text:style-name="T2">Welcome</text:span></text:p>
            <text:p text:style-name="P4"><text:span text:style-name="T2">2 – Our </text:span><text:span text:style-name="T2">goals</text:span></text:p>
            <text:p text:style-name="P4"><text:span text:style-name="T2">3 – Setup </text:span><text:span text:style-name="T2">your </text:span><text:span text:style-name="T2">environmen</text:span><text:span text:style-name="T2">t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0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5" draw:layer="layout" svg:width="15.185cm" svg:height="15.12cm" svg:x="9.246cm" svg:y="1.626cm" presentation:class="subtitle" presentation:user-transformed="true">
          <draw:text-box>
            <text:p text:style-name="P3"><text:span text:style-name="T2">Welcome.</text:span></text:p>
            <text:p text:style-name="P4"><text:span text:style-name="T2"/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5" draw:layer="layout" svg:width="15.185cm" svg:height="15.12cm" svg:x="9.246cm" svg:y="1.626cm" presentation:class="subtitle" presentation:user-transformed="true">
          <draw:text-box>
            <text:p text:style-name="P3"><text:span text:style-name="T2">Welcome.</text:span></text:p>
            <text:p text:style-name="P3"><text:span text:style-name="T2"/></text:p>
            <text:p text:style-name="P4"><text:span text:style-name="T2">What kind of developer you want to be?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5" draw:layer="layout" svg:width="15.185cm" svg:height="15.12cm" svg:x="9.246cm" svg:y="1.626cm" presentation:class="subtitle" presentation:user-transformed="true">
          <draw:text-box>
            <text:p text:style-name="P3"><text:span text:style-name="T2">Welcome.</text:span></text:p>
            <text:p text:style-name="P3"><text:span text:style-name="T2"/></text:p>
            <text:p text:style-name="P3"><text:span text:style-name="T2">What is your goals when talking about development?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9" draw:layer="layout" svg:width="15.185cm" svg:height="15.12cm" svg:x="9.246cm" svg:y="1.626cm" presentation:class="subtitle" presentation:user-transformed="true">
          <draw:text-box>
            <text:p text:style-name="P3"><text:span text:style-name="T2">Welcome.</text:span></text:p>
            <text:p text:style-name="P3"><text:span text:style-name="T2"/></text:p>
            <text:p text:style-name="P3"><text:span text:style-name="T2">How confident you are with your development skills and knowledge?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9" draw:layer="layout" svg:width="15.185cm" svg:height="15.12cm" svg:x="9.246cm" svg:y="1.626cm" presentation:class="subtitle" presentation:user-transformed="true">
          <draw:text-box>
            <text:p text:style-name="P10"><text:span text:style-name="T3">Our goals.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4" draw:text-style-name="P12" draw:layer="layout" svg:width="21.59cm" svg:height="15.12cm" svg:x="6.706cm" svg:y="1.746cm" presentation:class="subtitle" presentation:user-transformed="true">
          <draw:text-box>
            <text:p text:style-name="P10"><text:span text:style-name="T3">Our goals.</text:span></text:p>
            <text:p text:style-name="P11"><text:span text:style-name="T3">- To work on the most important fundamentals when talking about ES.</text:span></text:p>
            <text:p text:style-name="P11"><text:span text:style-name="T3">- Reinforce git knowledge.</text:span></text:p>
            <text:p text:style-name="P11"><text:span text:style-name="T3">- To learn the most Design Patterns → Gang of four.</text:span></text:p>
            <text:p text:style-name="P11"><text:span text:style-name="T3">- Create a project and apply all the things we learn.</text:span></text:p>
            <text:p text:style-name="P11"><text:span text:style-name="T3"/></text:p>
            <text:p text:style-name="P11"><text:span text:style-name="T3">- And something more...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2</text:p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9" draw:layer="layout" svg:width="15.185cm" svg:height="15.12cm" svg:x="9.246cm" svg:y="1.626cm" presentation:class="subtitle" presentation:user-transformed="true">
          <draw:text-box>
            <text:p text:style-name="P3"><text:span text:style-name="T2">Setup your environment.</text:span></text:p>
            <text:p text:style-name="P4"><text:span text:style-name="T2"/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9" draw:layer="layout" svg:width="15.185cm" svg:height="15.12cm" svg:x="9.246cm" svg:y="1.626cm" presentation:class="subtitle" presentation:user-transformed="true">
          <draw:text-box>
            <text:p text:style-name="P10"><text:span text:style-name="T3">Setup your environment.</text:span></text:p>
            <text:p text:style-name="P11"><text:span text:style-name="T3"/></text:p>
            <text:p text:style-name="P11"><text:span text:style-name="T3"><text:tab/></text:span><text:span text:style-name="T3">→ </text:span><text:span text:style-name="T3">We are gonna create a repository on GitHub where you can find all the classes slides, all the code we make, and all the other resources.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9" draw:layer="layout" svg:width="15.185cm" svg:height="15.12cm" svg:x="9.246cm" svg:y="1.626cm" presentation:class="subtitle" presentation:user-transformed="true">
          <draw:text-box>
            <text:p text:style-name="P10"><text:span text:style-name="T3">Setup your environment.</text:span></text:p>
            <text:p text:style-name="P11"><text:span text:style-name="T3"/></text:p>
            <text:p text:style-name="P11"><text:span text:style-name="T4"><text:tab/></text:span><text:span text:style-name="T4">→ </text:span><text:span text:style-name="T3">Introduction to GitHub issues</text:span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9" draw:layer="layout" svg:width="15.185cm" svg:height="15.12cm" svg:x="9.246cm" svg:y="1.626cm" presentation:class="subtitle" presentation:user-transformed="true">
          <draw:text-box>
            <text:p text:style-name="P10"><text:span text:style-name="T3">Setup your environment.</text:span></text:p>
            <text:p text:style-name="P11"><text:span text:style-name="T3"/></text:p>
            <text:p text:style-name="P11"><text:span text:style-name="T3"/></text:p>
            <text:p text:style-name="P11"><text:span text:style-name="T3"><text:tab/></text:span><text:span text:style-name="T3"><text:tab/></text:span><text:span text:style-name="T3">→ </text:span><text:span text:style-name="T3">Basic installations</text:span></text:p>
            <text:p text:style-name="P11"><text:span text:style-name="T3"/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7.002cm" svg:height="8.219cm" svg:x="1.709cm" svg:y="-1.521cm" presentation:class="title" presentation:user-transformed="true">
          <draw:text-box>
            <text:p text:style-name="P1"><text:span text:style-name="T1">ESDF</text:span></text:p>
          </draw:text-box>
        </draw:frame>
        <draw:frame presentation:style-name="pr2" draw:text-style-name="P9" draw:layer="layout" svg:width="15.185cm" svg:height="15.12cm" svg:x="9.246cm" svg:y="1.626cm" presentation:class="subtitle" presentation:user-transformed="true">
          <draw:text-box>
            <text:p text:style-name="P10"><text:span text:style-name="T3">Setup your environment.</text:span></text:p>
            <text:p text:style-name="P11"><text:span text:style-name="T3"/></text:p>
            <text:p text:style-name="P11"><text:span text:style-name="T3"><text:tab/></text:span><text:span text:style-name="T3"><text:tab/></text:span><text:span text:style-name="T3"><text:tab/></text:span><text:span text:style-name="T3">→ </text:span><text:span text:style-name="T3">Discord server</text:span></text:p>
            <text:p text:style-name="P11"><text:span text:style-name="T3"/></text:p>
            <text:p text:style-name="P11"><text:span text:style-name="T3"/></text:p>
          </draw:text-box>
        </draw:frame>
        <draw:frame draw:style-name="gr1" draw:text-style-name="P7" draw:layer="layout" svg:width="12.092cm" svg:height="1.291cm" svg:x="0.991cm" svg:y="16.814cm">
          <draw:text-box>
            <text:p text:style-name="P6">1</text:p>
          </draw:text-box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4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27cm" fo:margin-bottom="0cm" fo:text-indent="0cm"/>
      <style:text-properties fo:font-size="30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18cm" fo:margin-bottom="0cm" fo:text-indent="0cm"/>
      <style:text-properties fo:font-size="25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1cm" fo:margin-bottom="0cm" fo:text-indent="0cm"/>
      <style:text-properties fo:font-size="21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3cm" fo:margin-bottom="0cm" fo:text-indent="0cm"/>
      <style:text-properties fo:font-size="21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3cm" fo:margin-bottom="0cm" fo:text-indent="0cm"/>
      <style:text-properties fo:font-size="21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3cm" fo:margin-bottom="0cm" fo:text-indent="0cm"/>
      <style:text-properties fo:font-size="21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3cm" fo:margin-bottom="0cm" fo:text-indent="0cm"/>
      <style:text-properties fo:font-size="21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3cm" fo:margin-bottom="0cm" fo:text-indent="0cm"/>
      <style:text-properties fo:font-size="21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8.695cm" svg:height="2.848cm" svg:x="2.58cm" svg:y="1.667cm" presentation:class="title" presentation:placeholder="true">
        <draw:text-box/>
      </draw:frame>
      <draw:frame presentation:style-name="Default-outline1" draw:layer="backgroundobjects" svg:width="28.695cm" svg:height="9.899cm" svg:x="2.58cm" svg:y="4.98cm" presentation:class="outline" presentation:placeholder="true">
        <draw:text-box/>
      </draw:frame>
      <draw:frame presentation:style-name="Mpr1" draw:text-style-name="MP2" draw:layer="backgroundobjects" svg:width="7.428cm" svg:height="1.175cm" svg:x="2.58cm" svg:y="16.5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08cm" svg:height="1.175cm" svg:x="11.89cm" svg:y="16.5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28cm" svg:height="1.175cm" svg:x="23.847cm" svg:y="16.5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06:53:07.760957619</meta:creation-date>
    <dc:date>2024-10-10T12:55:28.278349828</dc:date>
    <meta:editing-duration>PT24M15S</meta:editing-duration>
    <meta:editing-cycles>8</meta:editing-cycles>
    <meta:generator>LibreOffice/24.2.6.2$Linux_X86_64 LibreOffice_project/8e9a753d9daaea75c34b417ba1bdf556bf2fc5b3</meta:generator>
    <meta:document-statistic meta:object-count="81"/>
  </office:meta>
</office:document-meta>
</file>